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4"/>
    <style:style style:name="P2" style:family="paragraph" style:parent-style-name="List_20_Paragraph" style:list-style-name="WWNum5"/>
    <style:style style:name="P3" style:family="paragraph" style:parent-style-name="List_20_Paragraph" style:list-style-name="WWNum14"/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9/12/2017 V0.8</text:p>
      <text:p text:style-name="P5">Ajout</text:p>
      <text:list xml:id="list8703739966225101843" text:style-name="WWNum4">
        <text:list-item>
          <text:p text:style-name="P1">Cp maximum en sauvage n’est plus dépendant du niveau dans « Informations »</text:p>
        </text:list-item>
        <text:list-item>
          <text:p text:style-name="P1">Électrode, Élektek et Élekid avec « É » (et d’autres)</text:p>
        </text:list-item>
        <text:list-item>
          <text:p text:style-name="P1"><text:bookmark text:name="_GoBack"/>Gen 3 (+50 pokémons)</text:p>
        </text:list-item>
        <text:list-item>
          <text:p text:style-name="P1">10 nouvelles attaques</text:p>
        </text:list-item>
        <text:list-item>
          <text:p text:style-name="P1">refonte de la sélection dans pokédex</text:p>
        </text:list-item>
      </text:list>
      <text:p text:style-name="P5">02/12/2017 V0.7.24</text:p>
      <text:p text:style-name="P5">Ajout</text:p>
      <text:list xml:id="list41327090" text:continue-numbering="true" text:style-name="WWNum4">
        <text:list-item>
          <text:p text:style-name="P1">Raikou plus présent en raid</text:p>
        </text:list-item>
        <text:list-item>
          <text:p text:style-name="P1">Liste des pokémons dans les œufs mise à jour</text:p>
        </text:list-item>
        <text:list-item>
          <text:p text:style-name="P1">Genre possible des pokémon aussi affiché dans pokédex en mode evolution.</text:p>
        </text:list-item>
        <text:list-item>
          <text:p text:style-name="P1">Affichage par oeuf</text:p>
        </text:list-item>
      </text:list>
      <text:p text:style-name="P5">30/11/2017 V0.7.23</text:p>
      <text:p text:style-name="P5">Ajout</text:p>
      <text:list xml:id="list41338894" text:continue-numbering="true" text:style-name="WWNum4">
        <text:list-item>
          <text:p text:style-name="P1">Dans « Taux de capture » tri possible (et seul les Pokémon disponible en jeu s’affichent)</text:p>
        </text:list-item>
        <text:list-item>
          <text:p text:style-name="P1">Nidoran male et femelle avec symbole <text:span text:style-name="T1">♂ et ♀</text:span></text:p>
        </text:list-item>
      </text:list>
      <text:p text:style-name="P5">29/11/2017 V0.7.20</text:p>
      <text:p text:style-name="P5">Ajout</text:p>
      <text:list xml:id="list41322420" text:continue-numbering="true" text:style-name="WWNum4">
        <text:list-item>
          <text:p text:style-name="P1">Version mac et linux</text:p>
        </text:list-item>
      </text:list>
      <text:p text:style-name="P5">Bug Fix</text:p>
      <text:list xml:id="list41334334" text:continue-numbering="true" text:style-name="WWNum4">
        <text:list-item>
          <text:p text:style-name="P1">Correction d’un bug qui affiché le nom des pokémon sans genre au mauvais endroit dans « pokédex »</text:p>
        </text:list-item>
        <text:list-item>
          <text:p text:style-name="P1">Bug accent médaille</text:p>
        </text:list-item>
      </text:list>
      <text:p text:style-name="P5">27/11/2017 V0.7.18</text:p>
      <text:p text:style-name="P5">Ajout</text:p>
      <text:list xml:id="list41336798" text:continue-numbering="true" text:style-name="WWNum4">
        <text:list-item>
          <text:p text:style-name="P1">Classement par % de capture puis par nombre de vu (et non plus par numéro de pokedex) dans « Taux de capture ».</text:p>
        </text:list-item>
      </text:list>
      <text:p text:style-name="P5">26/11/2017 V0.7.16</text:p>
      <text:p text:style-name="P5">Ajout</text:p>
      <text:list xml:id="list41323064" text:continue-numbering="true" text:style-name="WWNum4">
        <text:list-item>
          <text:p text:style-name="P1"><text:soft-page-break/>Suppression de combinaisons impossible dans « Calculateur d’IV »</text:p>
        </text:list-item>
        <text:list-item>
          <text:p text:style-name="P1">Retour de Magicarpe dans les raid niveau 1</text:p>
        </text:list-item>
        <text:list-item>
          <text:p text:style-name="P1">Onglet « taux de capture »</text:p>
        </text:list-item>
        <text:list-item>
          <text:p text:style-name="P1">Updater qui se met a jour auto</text:p>
        </text:list-item>
      </text:list>
      <text:p text:style-name="P5">Bug Fix</text:p>
      <text:list xml:id="list286584985748684472" text:style-name="WWNum5">
        <text:list-item>
          <text:p text:style-name="P2">Correction d’un bug qui affiché un message d’erreur en prenant une capture d’écran de l’onglet « Liste des attaques » alors qu’aucune erreur ne se produisait.</text:p>
        </text:list-item>
      </text:list>
      <text:p text:style-name="P5">21/11/2017 V0.7.15</text:p>
      <text:p text:style-name="P5">Ajout</text:p>
      <text:list xml:id="list41337005" text:continue-numbering="true" text:style-name="WWNum5">
        <text:list-item>
          <text:p text:style-name="P2">Capture d’onglet en jpg (1mo au lieu de 13mo l’image <text:span text:style-name="T2">😉</text:span>)</text:p>
        </text:list-item>
        <text:list-item>
          <text:p text:style-name="P2">Pokedex en PDF ! (Et autres)</text:p>
        </text:list-item>
        <text:list-item>
          <text:p text:style-name="P2">Message d'erreur si le fichier est utilisé (.jpg et .pdf)</text:p>
        </text:list-item>
        <text:list-item>
          <text:p text:style-name="P2">Ajout d'un onglet exporter (jpg et pdf)</text:p>
        </text:list-item>
      </text:list>
      <text:p text:style-name="P5">19/11/2017 V0.7.14</text:p>
      <text:p text:style-name="P5">Ajout</text:p>
      <text:list xml:id="list41335600" text:continue-numbering="true" text:style-name="WWNum5">
        <text:list-item>
          <text:p text:style-name="P2">Ajout d'une ligne merci à Chrales dans « A propos »</text:p>
        </text:list-item>
        <text:list-item>
          <text:p text:style-name="P2">« A propos » mise à jour avec la nouvelle source d’images</text:p>
        </text:list-item>
        <text:list-item>
          <text:p text:style-name="P2">Refonte de la création d'un dresseur au premier lancement</text:p>
        </text:list-item>
      </text:list>
      <text:p text:style-name="P5">Bug Fix</text:p>
      <text:list xml:id="list41326263" text:continue-numbering="true" text:style-name="WWNum5">
        <text:list-item>
          <text:p text:style-name="P2">Correction du bug qui déplacé la fenêtre de l'application quand on ouvrait « A propos »</text:p>
        </text:list-item>
      </text:list>
      <text:p text:style-name="P5">18/11/2017 V0.7.13</text:p>
      <text:p text:style-name="P5">Ajout</text:p>
      <text:list xml:id="list41317614" text:continue-numbering="true" text:style-name="WWNum5">
        <text:list-item>
          <text:p text:style-name="P2">Ajout d'un splash screen (écran d'attente au chargement de l'appli)</text:p>
        </text:list-item>
        <text:list-item>
          <text:p text:style-name="P2">Léger réajustement d'interface</text:p>
        </text:list-item>
        <text:list-item>
          <text:p text:style-name="P2">Refonte de la partie « Liste d’attaques »</text:p>
        </text:list-item>
        <text:list-item>
          <text:p text:style-name="P2">Suppression du bouton « Voir les attaques » dans « Informations » (suite à la refonte de la partie attaque)</text:p>
        </text:list-item>
        <text:list-item>
          <text:p text:style-name="P2">Ajout de la liste des attaques legacy (plus disponible pour le Pokémon)</text:p>
        </text:list-item>
        <text:list-item>
          <text:p text:style-name="P2">Ajout d'un menu de prise de capture d'onglet (en png) (un peu lourd)</text:p>
        </text:list-item>
        <text:list-item>
          <text:p text:style-name="P2">Ajustement des couleurs en font (Pokedex)</text:p>
        </text:list-item>
        <text:list-item>
          <text:p text:style-name="P2"><text:soft-page-break/>Couleur du texte de liste d'IV changé (seul le % est coloré)</text:p>
        </text:list-item>
        <text:list-item>
          <text:p text:style-name="P2">Ajout de toutes les attaques</text:p>
        </text:list-item>
        <text:list-item>
          <text:p text:style-name="P2">Vérification d'erreur attaque (ok !)</text:p>
        </text:list-item>
        <text:list-item>
          <text:p text:style-name="P2">La partie taux de capture dans « Informations » à une taille qui s'adapte au nombre de tableau (0 - 1 - 3 - 4)</text:p>
        </text:list-item>
        <text:list-item>
          <text:p text:style-name="P2">Niveau par palier de 0.5 dans « Information »</text:p>
        </text:list-item>
        <text:list-item>
          <text:p text:style-name="P2">Images des Pokémon représentant plus leurs tailles respective (merci Chrales)</text:p>
        </text:list-item>
        <text:list-item>
          <text:p text:style-name="P2">Images de meilleures qualité (type, bonbon...)</text:p>
        </text:list-item>
        <text:list-item>
          <text:p text:style-name="P2">Genre des Pokémon + images !</text:p>
        </text:list-item>
        <text:list-item>
          <text:p text:style-name="P2">Image Pokémon Shiny !</text:p>
        </text:list-item>
        <text:list-item>
          <text:p text:style-name="P2">Pokémon asexué !</text:p>
        </text:list-item>
      </text:list>
      <text:p text:style-name="P5">Bug fix</text:p>
      <text:list xml:id="list41341459" text:continue-numbering="true" text:style-name="WWNum5">
        <text:list-item>
          <text:p text:style-name="P2">Les évolutions d'évoli sont affiché dans le bon ordre</text:p>
        </text:list-item>
        <text:list-item>
          <text:p text:style-name="P2">Correction de nom de l'attaque Eclat magique</text:p>
        </text:list-item>
        <text:list-item>
          <text:p text:style-name="P2">Correction de fautes d'orthographes</text:p>
        </text:list-item>
        <text:list-item>
          <text:p text:style-name="P2">Correction d'un problème de calcul dans « Calculateur d'iv »</text:p>
        </text:list-item>
        <text:list-item>
          <text:p text:style-name="P2">Liste des IV correctement classé par % de perfection</text:p>
        </text:list-item>
        <text:list-item>
          <text:p text:style-name="P2">Correction d'un bug ou la liste des attaques plus disponible était mal actualisé</text:p>
        </text:list-item>
        <text:list-item>
          <text:p text:style-name="P2">Correction du nom de l'attaque vent violent</text:p>
        </text:list-item>
        <text:list-item>
          <text:p text:style-name="P2">Attaque correctement classées (accents :))</text:p>
        </text:list-item>
      </text:list>
      <text:p text:style-name="Standard"/>
      <text:p text:style-name="P5">14/11/2017 V0.7.12</text:p>
      <text:p text:style-name="P5">Ajout</text:p>
      <text:list xml:id="list41333944" text:continue-numbering="true" text:style-name="WWNum5">
        <text:list-item>
          <text:p text:style-name="P2">Refonte de la partie « Information »</text:p>
        </text:list-item>
        <text:list-item>
          <text:p text:style-name="P2">Amélioration des performances de recherche dans « Informations » et « Calculateur IV »</text:p>
        </text:list-item>
        <text:list-item>
          <text:p text:style-name="P2">Optimisation des listes avec images</text:p>
        </text:list-item>
        <text:list-item>
          <text:p text:style-name="P2">Ajout du niveau du Pokémon dans les tableaux de chance de capture</text:p>
        </text:list-item>
        <text:list-item>
          <text:p text:style-name="P2">Ajout d'un bouton pour voir le combo d'attaque dans l'onglet Attaques</text:p>
        </text:list-item>
        <text:list-item>
          <text:p text:style-name="P2">Arrière-plan de meilleure qualité</text:p>
        </text:list-item>
        <text:list-item>
          <text:p text:style-name="P2">Ajout des Attaque jusqu'à O</text:p>
        </text:list-item>
      </text:list>
      <text:p text:style-name="P5">Bug fix</text:p>
      <text:list xml:id="list41335363" text:continue-numbering="true" text:style-name="WWNum5">
        <text:list-item>
          <text:p text:style-name="P2"><text:soft-page-break/>Correction d'un bug qui laissé des informations dans l'onglet « Informations » alors que la recherche ne donnait pas de résultat</text:p>
        </text:list-item>
        <text:list-item>
          <text:p text:style-name="P2">Correction d'un bug ou certains Pokémon n'apparaissait pas en mode « Afficher par évolution »</text:p>
        </text:list-item>
      </text:list>
      <text:p text:style-name="P5">13/11/2017 V0.7.11</text:p>
      <text:p text:style-name="P5">Ajout</text:p>
      <text:list xml:id="list41324078" text:continue-numbering="true" text:style-name="WWNum5">
        <text:list-item>
          <text:p text:style-name="P2">Ajout des pré-évolution</text:p>
        </text:list-item>
        <text:list-item>
          <text:p text:style-name="P2">Classement par évolution !</text:p>
        </text:list-item>
        <text:list-item>
          <text:p text:style-name="P2">Ajout des objets d’évolutions</text:p>
        </text:list-item>
        <text:list-item>
          <text:p text:style-name="P2">Ajout des Attaque jusqu'à L</text:p>
        </text:list-item>
      </text:list>
      <text:p text:style-name="P5">Bug fix</text:p>
      <text:p text:style-name="Standard"><text:tab/>- Correction d'un bug de taille du texte des barres de progression dans Statistiques (médailles)</text:p>
      <text:p text:style-name="P5">09/11/2017 V0.7.10</text:p>
      <text:p text:style-name="P5">Ajout</text:p>
      <text:list xml:id="list41344508" text:continue-numbering="true" text:style-name="WWNum5">
        <text:list-item>
          <text:p text:style-name="P2">Tri par type de Pokémon</text:p>
        </text:list-item>
        <text:list-item>
          <text:p text:style-name="P2">Ajout des images des types dans les listes déroulantes (type du Pokémon et type des attaques)</text:p>
        </text:list-item>
        <text:list-item>
          <text:p text:style-name="P2">Refonte du l'interface de tri dans « Pokédex » pour le rendre plus clair</text:p>
        </text:list-item>
      </text:list>
      <text:p text:style-name="P5">Bug fix</text:p>
      <text:list xml:id="list41345122" text:continue-numbering="true" text:style-name="WWNum5">
        <text:list-item>
          <text:p text:style-name="P2">Correction de Pokémon n'ayant pas le bon type</text:p>
        </text:list-item>
        <text:list-item>
          <text:p text:style-name="P2">Résolution d'un problème de mauvaise sauvegarde des données des attaques legacy depuis l'updateur</text:p>
        </text:list-item>
      </text:list>
      <text:p text:style-name="P5">08/11/2017 V0.7.9</text:p>
      <text:p text:style-name="P5">Ajout</text:p>
      <text:list xml:id="list41338479" text:continue-numbering="true" text:style-name="WWNum5">
        <text:list-item>
          <text:p text:style-name="P2">Informations : Liste d'évolution représentée par les images des Pokémons (cliquable)</text:p>
        </text:list-item>
        <text:list-item>
          <text:p text:style-name="P2">Ajout des attaques des Pokémon jusqu'à G</text:p>
        </text:list-item>
        <text:list-item>
          <text:p text:style-name="P2">Ajout de la liste des attaques qui ne sont plus disponible pour un Pokémon (vide pour le moment)</text:p>
        </text:list-item>
      </text:list>
      <text:list xml:id="list8384915474352461477" text:style-name="WWNum14">
        <text:list-item>
          <text:p text:style-name="P3">Bug fix-</text:p>
        </text:list-item>
        <text:list-item>
          <text:p text:style-name="P3">Correction de fautes d'orthographes</text:p>
        </text:list-item>
        <text:list-item>
          <text:p text:style-name="P3">Suppression d'une attaque présente en double</text:p>
        </text:list-item>
      </text:list>
      <text:p text:style-name="P5"><text:soft-page-break/>05/11/2017 V0.7.8</text:p>
      <text:p text:style-name="P5">Ajout</text:p>
      <text:list xml:id="list41337983" text:continue-numbering="true" text:style-name="WWNum14">
        <text:list-item>
          <text:p text:style-name="P3">Mise à jour des Pokémon de raid (nouveaux venus et disparition)</text:p>
        </text:list-item>
        <text:list-item>
          <text:p text:style-name="P3">Tenefix et Skelenox dans œuf (et d'autres)</text:p>
        </text:list-item>
        <text:list-item>
          <text:p text:style-name="P3">Tri « Présent dans un œuf » (Pokédex)</text:p>
        </text:list-item>
        <text:list-item>
          <text:p text:style-name="P3">Distance d'œuf dans "informations"</text:p>
        </text:list-item>
        <text:list-item>
          <text:p text:style-name="P3">Ajout des attaques de chaque Pokémons (jusqu'a B pour les attaques)</text:p>
        </text:list-item>
      </text:list>
      <text:p text:style-name="P5">Bug fix</text:p>
      <text:list xml:id="list41325013" text:continue-numbering="true" text:style-name="WWNum14">
        <text:list-item>
          <text:p text:style-name="P3">Correction d'un bug qui donnait de mauvaises informations sur un Pokémon possédé ou non si on cliqué trop vite dessus (mais fallait être fort)</text:p>
        </text:list-item>
      </text:list>
      <text:p text:style-name="P5">04/11/2017 V0.7.7</text:p>
      <text:p text:style-name="P5">Ajout</text:p>
      <text:list xml:id="list41323184" text:continue-numbering="true" text:style-name="WWNum14">
        <text:list-item>
          <text:p text:style-name="P3">Clean de code (invisible pour l'utilisateur)</text:p>
        </text:list-item>
        <text:list-item>
          <text:p text:style-name="P3">Harmonisation des couleurs</text:p>
        </text:list-item>
      </text:list>
      <text:p text:style-name="P5">Bug fix</text:p>
      <text:list xml:id="list41326399" text:continue-numbering="true" text:style-name="WWNum14">
        <text:list-item>
          <text:p text:style-name="P3">Correction d'un bug qui faisait apparaitre des artefacts visuels sur certaine fenêtre transparente</text:p>
        </text:list-item>
      </text:list>
      <text:p text:style-name="P5">03/11/2017 V0.7.6</text:p>
      <text:p text:style-name="P5">Ajout</text:p>
      <text:list xml:id="list41320226" text:continue-numbering="true" text:style-name="WWNum14">
        <text:list-item>
          <text:p text:style-name="P3">Ajout de toutes les attaques et début de l'ajout des attaques pour chaque Pokémons</text:p>
        </text:list-item>
      </text:list>
      <text:p text:style-name="P5">02/11/2017 V0.7.5</text:p>
      <text:p text:style-name="P5">Ajout</text:p>
      <text:list xml:id="list41321979" text:continue-numbering="true" text:style-name="WWNum14">
        <text:list-item>
          <text:p text:style-name="P3">Ajout de la prise en compte du nouveau niveau max des Pokémon (40 quand Niantic aura vraiment corrigé le truc)</text:p>
        </text:list-item>
        <text:list-item>
          <text:p text:style-name="P3">Ajout de fonctions de tri dans la partie Pokédex</text:p>
        </text:list-item>
      </text:list>
      <text:p text:style-name="P5">31/10/2017 V0.7.4</text:p>
      <text:p text:style-name="P5">Ajout</text:p>
      <text:list xml:id="list41336930" text:continue-numbering="true" text:style-name="WWNum14">
        <text:list-item>
          <text:p text:style-name="P3">Mise à jour de l'appli depuis un updateur (et des fichiers)</text:p>
        </text:list-item>
      </text:list>
      <text:p text:style-name="P5">27/10/2017 V0.7.3</text:p>
      <text:p text:style-name="P5">Ajout</text:p>
      <text:list xml:id="list41338122" text:continue-numbering="true" text:style-name="WWNum14">
        <text:list-item>
          <text:p text:style-name="P3"><text:soft-page-break/>Début de mise en place de maj des fichiers de base de l'application (pas encore OP)</text:p>
        </text:list-item>
      </text:list>
      <text:p text:style-name="P5">Bug fix</text:p>
      <text:list xml:id="list41318758" text:continue-numbering="true" text:style-name="WWNum14">
        <text:list-item>
          <text:p text:style-name="P3">Correction d'un bug qui faisait que lorsqu’un cliquait droit sur un Pokémon dans Pokédex pour afficher ses informations, elles n’étaient pas affichées correctement.</text:p>
        </text:list-item>
      </text:list>
      <text:p text:style-name="P5">26/10/2017 V0.7.2</text:p>
      <text:p text:style-name="P5">Ajout</text:p>
      <text:list xml:id="list41335688" text:continue-numbering="true" text:style-name="WWNum14">
        <text:list-item>
          <text:p text:style-name="P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3">Suppression de combinaison d'IV impossible (meilleure précision et meilleure rapidité de calcul)</text:p>
        </text:list-item>
      </text:list>
      <text:p text:style-name="P5">Bug fix</text:p>
      <text:list xml:id="list41329909" text:continue-numbering="true" text:style-name="WWNum14">
        <text:list-item>
          <text:p text:style-name="P3">Correction d'un bug qui faisait apparaitre du texte non désiré dans la partie « Calculateur d'IV », quand on sélectionné un Pokémon dans la partie « Informations »</text:p>
        </text:list-item>
        <text:list-item>
          <text:p text:style-name="P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85</meta:editing-cycles>
    <meta:creation-date>2017-11-19T07:24:00</meta:creation-date>
    <dc:date>2017-12-09T21:14:42.89</dc:date>
    <meta:editing-duration>PT12M43S</meta:editing-duration>
    <meta:generator>OpenOffice/4.1.4$Win32 OpenOffice.org_project/414m5$Build-9788</meta:generator>
    <meta:document-statistic meta:table-count="0" meta:image-count="0" meta:object-count="0" meta:page-count="6" meta:paragraph-count="148" meta:word-count="1175" meta:character-count="64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